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Normal_20__28_Web_29_">
      <style:paragraph-properties fo:margin-top="0cm" fo:margin-bottom="0cm" loext:contextual-spacing="false" style:line-height-at-least="0.423cm" fo:text-align="center" style:justify-single-word="false" style:snap-to-layout-grid="false"/>
      <style:text-properties style:use-window-font-color="true"/>
    </style:style>
    <style:style style:name="P3" style:family="paragraph" style:parent-style-name="Normal_20__28_Web_29_">
      <style:paragraph-properties fo:margin-top="0cm" fo:margin-bottom="0cm" loext:contextual-spacing="false" fo:line-height="0.353cm" fo:text-align="center" style:justify-single-word="false"/>
      <style:text-properties style:use-window-font-color="true"/>
    </style:style>
    <style:style style:name="P4" style:family="paragraph" style:parent-style-name="Frame_20_contents">
      <style:text-properties style:use-window-font-color="true"/>
    </style:style>
    <style:style style:name="P5" style:family="paragraph" style:parent-style-name="Frame_20_contents">
      <style:paragraph-properties fo:margin-top="0.064cm" fo:margin-bottom="0.064cm" loext:contextual-spacing="false" fo:line-height="0.388cm" fo:text-align="center" style:justify-single-word="false"/>
      <style:text-properties style:use-window-font-color="true"/>
    </style:style>
    <style:style style:name="P6" style:family="paragraph" style:parent-style-name="Frame_20_contents">
      <style:paragraph-properties fo:margin-top="0.064cm" fo:margin-bottom="0.064cm" loext:contextual-spacing="false" fo:line-height="0.388cm" fo:text-align="center" style:justify-single-word="false"/>
      <style:text-properties fo:color="#000000"/>
    </style:style>
    <style:style style:name="P7" style:family="paragraph" style:parent-style-name="Standard">
      <style:text-properties style:font-name="標楷體" fo:font-weight="bold" style:font-name-asian="標楷體1" style:font-weight-asian="bold" style:font-size-complex="12pt"/>
    </style:style>
    <style:style style:name="P8" style:family="paragraph" style:parent-style-name="Standard">
      <style:text-properties style:font-name="標楷體" style:font-name-asian="標楷體1" style:font-size-complex="12pt"/>
    </style:style>
    <style:style style:name="P9" style:family="paragraph" style:parent-style-name="Standard" style:master-page-name="Standard">
      <style:paragraph-properties style:page-number="auto"/>
    </style:style>
    <style:style style:name="P10" style:family="paragraph">
      <loext:graphic-properties draw:fill="solid" draw:fill-color="#ffffff"/>
      <style:paragraph-properties fo:text-align="start"/>
      <style:text-properties fo:font-size="18pt"/>
    </style:style>
    <style:style style:name="P11" style:family="paragraph">
      <loext:graphic-properties draw:fill="none"/>
      <style:paragraph-properties fo:text-align="start"/>
      <style:text-properties fo:font-size="18pt"/>
    </style:style>
    <style:style style:name="P12" style:family="paragraph">
      <loext:graphic-properties draw:fill="solid" draw:fill-color="#ffffff"/>
      <style:paragraph-properties fo:text-align="start"/>
      <style:text-properties fo:color="#000000" fo:font-size="18pt"/>
    </style:style>
    <style:style style:name="T1" style:family="text">
      <style:text-properties style:font-name="標楷體" fo:font-weight="bold" style:font-name-asian="標楷體1" style:font-weight-asian="bold" style:font-size-complex="12pt"/>
    </style:style>
    <style:style style:name="T2" style:family="text">
      <style:text-properties style:font-name="標楷體" style:font-name-asian="標楷體1"/>
    </style:style>
    <style:style style:name="T3" style:family="text">
      <style:text-properties style:font-name="標楷體" style:font-name-asian="標楷體1" style:font-name-complex="F" style:font-weight-complex="bold"/>
    </style:style>
    <style:style style:name="T4" style:family="text">
      <style:text-properties style:font-name="標楷體" style:font-name-asian="標楷體1" style:font-size-complex="12pt" style:font-weight-complex="bold"/>
    </style:style>
    <style:style style:name="T5" style:family="text">
      <style:text-properties fo:color="#333333" style:font-name="Arial" fo:font-size="10.5pt" fo:background-color="#ffffff" loext:char-shading-value="0" style:font-size-asian="10.5pt" style:font-name-complex="Arial1" style:font-size-complex="10.5pt"/>
    </style:style>
    <style:style style:name="gr1" style:family="graphic" style:parent-style-name="Frame">
      <style:graphic-properties draw:stroke="solid" svg:stroke-width="0.026cm" svg:stroke-color="#000000" draw:stroke-linejoin="miter" draw:fill="solid" draw:fill-color="#ffffff" draw:textarea-vertical-align="middle" draw:auto-grow-height="false" fo:min-height="1.494cm" fo:min-width="2.93cm" fo:padding-top="0.127cm" fo:padding-bottom="0.127cm" fo:padding-left="0.254cm" fo:padding-right="0.254cm" fo:wrap-option="wrap" fo:margin-left="0.318cm" fo:margin-right="0.372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2" style:family="graphic" style:parent-style-name="Frame">
      <style:graphic-properties draw:stroke="solid" svg:stroke-width="0.026cm" svg:stroke-color="#000000" draw:stroke-linejoin="miter" draw:fill="solid" draw:fill-color="#ffffff" draw:textarea-vertical-align="middle" draw:auto-grow-height="false" fo:min-height="1.547cm" fo:min-width="2.275cm" fo:padding-top="0.127cm" fo:padding-bottom="0.127cm" fo:padding-left="0.254cm" fo:padding-right="0.254cm" fo:wrap-option="wrap" fo:margin-left="0.318cm" fo:margin-right="0.393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3" style:family="graphic" style:parent-style-name="Frame">
      <style:graphic-properties draw:stroke="solid" svg:stroke-width="0.026cm" svg:stroke-color="#000000" draw:stroke-linejoin="miter" draw:fill="solid" draw:fill-color="#ffffff" draw:textarea-vertical-align="middle" draw:auto-grow-height="false" fo:min-height="1.596cm" fo:min-width="3.048cm" fo:padding-top="0.076cm" fo:padding-bottom="0.076cm" fo:padding-left="0.102cm" fo:padding-right="0cm" fo:wrap-option="wrap" fo:margin-left="0.318cm" fo:margin-right="0.397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4" style:family="graphic" style:parent-style-name="Frame">
      <style:graphic-properties draw:stroke="solid" svg:stroke-width="0.026cm" svg:stroke-color="#000000" draw:stroke-linejoin="miter" draw:fill="solid" draw:fill-color="#ffffff" draw:textarea-vertical-align="middle" draw:auto-grow-height="false" fo:min-height="1.545cm" fo:min-width="2.942cm" fo:padding-top="0.088cm" fo:padding-bottom="0.088cm" fo:padding-left="0.102cm" fo:padding-right="0cm" fo:wrap-option="wrap" fo:margin-left="0.318cm" fo:margin-right="0.39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Frame">
      <style:graphic-properties draw:stroke="solid" svg:stroke-width="0.026cm" svg:stroke-color="#000000" draw:stroke-linejoin="miter" draw:fill="solid" draw:fill-color="#ffffff" draw:textarea-vertical-align="middle" draw:auto-grow-height="false" fo:min-height="1.702cm" fo:min-width="3.18cm" fo:padding-top="0.076cm" fo:padding-bottom="0.076cm" fo:padding-left="0.102cm" fo:padding-right="0cm" fo:wrap-option="wrap" fo:margin-left="0.318cm" fo:margin-right="0.37cm" fo:margin-top="0cm" fo:margin-bottom="0.053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6" style:family="graphic">
      <style:graphic-properties draw:stroke="solid" svg:stroke-width="0.018cm" svg:stroke-color="#000000" draw:marker-end="msArrowEnd_20_5" draw:marker-end-width="0.21cm" draw:marker-end-center="false" draw:stroke-linejoin="miter" draw:fill="none" draw:textarea-vertical-align="top" draw:auto-grow-height="false" fo:min-height="0.75cm" fo:min-width="0cm" fo:padding-top="0.125cm" fo:padding-bottom="0.125cm" fo:padding-left="0.25cm" fo:padding-right="0.25cm" fo:wrap-option="wrap" fo:margin-left="0.529cm" fo:margin-right="0.529cm" fo:margin-top="0cm" fo:margin-bottom="0.166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7" style:family="graphic">
      <style:graphic-properties draw:stroke="solid" svg:stroke-width="0.018cm" svg:stroke-color="#000000" draw:marker-end="msArrowEnd_20_5" draw:marker-end-width="0.21cm" draw:marker-end-center="false" draw:stroke-linejoin="miter" draw:fill="none" draw:textarea-vertical-align="top" draw:auto-grow-height="false" fo:min-height="0.748cm" fo:min-width="0cm" fo:padding-top="0.125cm" fo:padding-bottom="0.125cm" fo:padding-left="0.25cm" fo:padding-right="0.25cm" fo:wrap-option="wrap" fo:margin-left="0.529cm" fo:margin-right="0.529cm" fo:margin-top="0cm" fo:margin-bottom="0.166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8" style:family="graphic">
      <style:graphic-properties draw:stroke="solid" svg:stroke-width="0.018cm" svg:stroke-color="#000000" draw:marker-end="msArrowEnd_20_5" draw:marker-end-width="0.21cm" draw:marker-end-center="false" draw:stroke-linejoin="miter" draw:fill="none" draw:textarea-vertical-align="top" draw:auto-grow-height="false" fo:min-height="0.75cm" fo:min-width="0cm" fo:padding-top="0.125cm" fo:padding-bottom="0.125cm" fo:padding-left="0.25cm" fo:padding-right="0.25cm" fo:wrap-option="wrap" fo:margin-left="0.529cm" fo:margin-right="0.529cm" fo:margin-top="0cm" fo:margin-bottom="0.166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9" style:family="graphic">
      <style:graphic-properties draw:stroke="solid" svg:stroke-width="0.018cm" svg:stroke-color="#000000" draw:marker-end="msArrowEnd_20_5" draw:marker-end-width="0.21cm" draw:marker-end-center="false" draw:stroke-linejoin="miter" draw:fill="none" draw:textarea-vertical-align="top" draw:auto-grow-height="false" fo:min-height="0.75cm" fo:min-width="0cm" fo:padding-top="0.125cm" fo:padding-bottom="0.125cm" fo:padding-left="0.25cm" fo:padding-right="0.25cm" fo:wrap-option="wrap" fo:margin-left="0.529cm" fo:margin-right="0.529cm" fo:margin-top="0cm" fo:margin-bottom="0.1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width="0.026cm" svg:stroke-color="#000000" draw:marker-end="msArrowEnd_20_5" draw:marker-end-width="0.21cm" draw:marker-end-center="false" draw:fill="none" draw:textarea-vertical-align="top" draw:auto-grow-height="false" fo:min-height="0.748cm" fo:min-width="0cm" fo:padding-top="0.125cm" fo:padding-bottom="0.125cm" fo:padding-left="0.25cm" fo:padding-right="0.25cm" fo:wrap-option="wrap" fo:margin-left="0.529cm" fo:margin-right="0.529cm" fo:margin-top="0cm" fo:margin-bottom="0.166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1" style:family="graphic" style:parent-style-name="Frame">
      <style:graphic-properties draw:stroke="solid" svg:stroke-width="0.018cm" svg:stroke-color="#000000" draw:stroke-linejoin="miter" draw:fill="solid" draw:fill-color="#ffffff" draw:textarea-vertical-align="middle" draw:auto-grow-height="false" fo:min-height="1.503cm" fo:min-width="3.369cm" fo:padding-top="0.03cm" fo:padding-bottom="0.03cm" fo:padding-left="0.049cm" fo:padding-right="0.049cm" fo:wrap-option="wrap" fo:margin-left="0.37cm" fo:margin-right="0.397cm" fo:margin-top="0cm" fo:margin-bottom="0.079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12" style:family="graphic" style:parent-style-name="Frame">
      <style:graphic-properties draw:stroke="solid" svg:stroke-width="0.018cm" svg:stroke-color="#000000" draw:fill="solid" draw:fill-color="#ffffff" draw:textarea-vertical-align="middle" draw:auto-grow-height="false" fo:min-height="1.423cm" fo:min-width="2.813cm" fo:padding-top="0.03cm" fo:padding-bottom="0.03cm" fo:padding-left="0.049cm" fo:padding-right="0.049cm" fo:wrap-option="wrap" fo:margin-left="0.318cm" fo:margin-right="0.37cm" fo:margin-top="0cm" fo:margin-bottom="0.053cm"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13" style:family="graphic" style:parent-style-name="Frame">
      <style:graphic-properties draw:stroke="solid" svg:stroke-width="0.018cm" svg:stroke-color="#000000" draw:stroke-linejoin="miter" draw:fill="solid" draw:fill-color="#ffffff" draw:textarea-vertical-align="middle" draw:auto-grow-height="false" fo:min-height="1.157cm" fo:min-width="2.152cm" fo:padding-top="0.03cm" fo:padding-bottom="0.03cm" fo:padding-left="0.049cm" fo:padding-right="0.049cm" fo:wrap-option="wrap" fo:margin-left="0.37cm" fo:margin-right="0.37cm" fo:margin-top="0.053cm" fo:margin-bottom="0.109cm" style:run-through="foreground" style:wrap="run-through" style:number-wrapped-paragraphs="no-limit" style:vertical-pos="from-top" style:vertical-rel="paragraph" style:horizontal-pos="from-left" style:horizontal-rel="page-content"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round" draw:fill="none" draw:textarea-vertical-align="top" draw:auto-grow-height="false" fo:min-height="0cm" fo:min-width="0.542cm" fo:padding-top="0.125cm" fo:padding-bottom="0.125cm" fo:padding-left="0.25cm" fo:padding-right="0.25cm" fo:wrap-option="wrap" fo:margin-left="0.318cm" fo:margin-right="0.439cm" fo:margin-top="0.159cm" fo:margin-bottom="0.2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end="msArrowEnd_20_5" draw:marker-end-width="0.21cm" draw:marker-end-center="false" draw:stroke-linejoin="round" draw:fill="none" draw:textarea-vertical-align="top" draw:auto-grow-height="false" fo:min-height="0cm" fo:min-width="1.203cm" fo:padding-top="0.125cm" fo:padding-bottom="0.125cm" fo:padding-left="0.25cm" fo:padding-right="0.25cm" fo:wrap-option="wrap" fo:margin-left="0.318cm" fo:margin-right="0.36cm" fo:margin-top="0.212cm" fo:margin-bottom="0.23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solid" svg:stroke-width="0.018cm" svg:stroke-color="#5b9bd5" draw:stroke-linejoin="miter" draw:fill="none" draw:textarea-horizontal-align="center" draw:textarea-vertical-align="top" draw:auto-grow-height="false" fo:padding-top="0.125cm" fo:padding-bottom="0.125cm" fo:padding-left="0.25cm" fo:padding-right="0.25cm" fo:wrap-option="wrap" fo:margin-left="0.318cm" fo:margin-right="0.37cm" fo:margin-top="0cm" fo:margin-bottom="0.0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parent-style-name="Frame">
      <style:graphic-properties draw:stroke="none" svg:stroke-width="0cm" draw:fill="none" draw:textarea-vertical-align="top" draw:auto-grow-height="false" fo:min-height="0.843cm" fo:min-width="0.653cm" fo:padding-top="0.127cm" fo:padding-bottom="0.127cm" fo:padding-left="0.254cm" fo:padding-right="0.254cm" fo:wrap-option="wrap" fo:margin-left="0.318cm" fo:margin-right="0.318cm" fo:margin-top="0cm" fo:margin-bottom="0.01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媒體宣傳新聞稿發布控制作業流程圖</text:span><text:bookmark text:name="_GoBack"/></text:p>
      <text:p text:style-name="P7"/>
      <text:p text:style-name="P8"><draw:custom-shape text:anchor-type="paragraph" draw:z-index="13" draw:name="Freeform 89" draw:style-name="gr12" draw:text-style-name="P10" svg:width="2.911cm" svg:height="1.482cm" svg:x="7.045cm" svg:y="0.025cm"><text:p text:style-name="P5"><text:span text:style-name="T2">資料準備</text:span></text:p><draw:enhanced-geometry draw:mirror-horizontal="false" draw:mirror-vertical="false" drawooo:sub-view-size="1434 545" draw:text-areas="0 0 ?f21 ?f22" svg:viewBox="0 0 0 0" draw:type="ooxml-non-primitive" draw:enhanced-path="M 289 0 L 1142 0 1434 272 1142 544 289 544 0 272 289 0 Z N"><draw:equation draw:name="f0" draw:formula="289*logwidth/1434"/><draw:equation draw:name="f1" draw:formula="8*logheight/545"/><draw:equation draw:name="f2" draw:formula="1142*logwidth/1434"/><draw:equation draw:name="f3" draw:formula="8*logheight/545"/><draw:equation draw:name="f4" draw:formula="1434*logwidth/1434"/><draw:equation draw:name="f5" draw:formula="280*logheight/545"/><draw:equation draw:name="f6" draw:formula="1142*logwidth/1434"/><draw:equation draw:name="f7" draw:formula="552*logheight/545"/><draw:equation draw:name="f8" draw:formula="289*logwidth/1434"/><draw:equation draw:name="f9" draw:formula="552*logheight/545"/><draw:equation draw:name="f10" draw:formula="0*logwidth/1434"/><draw:equation draw:name="f11" draw:formula="280*logheight/545"/><draw:equation draw:name="f12" draw:formula="289*logwidth/1434"/><draw:equation draw:name="f13" draw:formula="8*logheight/545"/><draw:equation draw:name="f14" draw:formula="0*60000/65536"/><draw:equation draw:name="f15" draw:formula="0*60000/65536"/><draw:equation draw:name="f16" draw:formula="0*60000/65536"/><draw:equation draw:name="f17" draw:formula="0*60000/65536"/><draw:equation draw:name="f18" draw:formula="0*60000/65536"/><draw:equation draw:name="f19" draw:formula="0*60000/65536"/><draw:equation draw:name="f20" draw:formula="0*60000/65536"/><draw:equation draw:name="f21" draw:formula="logwidth"/><draw:equation draw:name="f22" draw:formula="logheight"/></draw:enhanced-geometry></draw:custom-shape></text:p>
      <text:p text:style-name="P8"/>
      <text:p text:style-name="P8"><draw:custom-shape text:anchor-type="paragraph" draw:z-index="10" draw:name="直線單箭頭接點 10" draw:style-name="gr9" draw:text-style-name="P11" svg:width="0.003cm" svg:height="1.001cm" svg:x="8.53cm" svg:y="0.222cm"><text:p/><draw:enhanced-geometry draw:mirror-horizontal="false" draw:mirror-vertical="false" svg:viewBox="0 0 21600 21600" draw:type="mso-spt32" draw:enhanced-path="M 0 0 L 21600 21600 N"/></draw:custom-shape></text:p>
      <text:p text:style-name="P8"><draw:custom-shape text:anchor-type="paragraph" draw:z-index="3" draw:name="AutoShape 13" draw:style-name="gr4" draw:text-style-name="P10" svg:width="3.043cm" svg:height="1.721cm" svg:x="7.101cm" svg:y="0.586cm"><text:p text:style-name="P2"><text:span text:style-name="T3">撰寫採訪通知</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8"/>
      <text:p text:style-name="Standard"><draw:line text:anchor-type="paragraph" draw:z-index="17" draw:name="直線接點 24" draw:style-name="gr16" draw:text-style-name="P11" svg:x1="5.46cm" svg:y1="0.302cm" svg:x2="5.463cm" svg:y2="3.239cm"><text:p/></draw:line><draw:custom-shape text:anchor-type="paragraph" draw:z-index="16" draw:name="AutoShape 51" draw:style-name="gr15" draw:text-style-name="P11" svg:width="1.705cm" svg:height="0.027cm" svg:x="5.486cm" svg:y="0.245cm"><text:p/><draw:enhanced-geometry draw:mirror-horizontal="false" draw:mirror-vertical="true" svg:viewBox="0 0 21600 21600" draw:type="mso-spt32" draw:enhanced-path="M 0 0 L 21600 21600 N"/></draw:custom-shape></text:p>
      <text:p text:style-name="P8"><draw:custom-shape text:anchor-type="paragraph" draw:z-index="9" draw:name="直線單箭頭接點 22" draw:style-name="gr8" draw:text-style-name="P11" svg:width="0.003cm" svg:height="1.001cm" svg:x="8.553cm" svg:y="0.407cm"><text:p/><draw:enhanced-geometry draw:mirror-horizontal="false" draw:mirror-vertical="false" svg:viewBox="0 0 21600 21600" draw:type="mso-spt32" draw:enhanced-path="M 0 0 L 21600 21600 N"/></draw:custom-shape></text:p>
      <text:p text:style-name="P8"/>
      <text:p text:style-name="P8"><draw:custom-shape text:anchor-type="paragraph" draw:z-index="14" draw:name="流程圖: 決策 4" draw:style-name="gr13" draw:text-style-name="P10" svg:width="4.499cm" svg:height="2.433cm" svg:x="6.519cm" svg:y="0.09cm"><text:p text:style-name="P5"><text:span text:style-name="T4">公共事務室主任審核</text:span></text:p><draw:enhanced-geometry draw:mirror-horizontal="false" draw:mirror-vertical="false" drawooo:sub-view-size="2 2" draw:text-areas="?f6 ?f7 ?f0 ?f1" svg:viewBox="0 0 0 0" draw:type="ooxml-flowChartDecision" draw:enhanced-path="M 0 1 L 1 0 2 1 1 2 Z N"><draw:equation draw:name="f0" draw:formula="logwidth*3/4"/><draw:equation draw:name="f1" draw:formula="logheight*3/4"/><draw:equation draw:name="f2" draw:formula="logwidth/2"/><draw:equation draw:name="f3" draw:formula="logheight/2"/><draw:equation draw:name="f4" draw:formula="logheight"/><draw:equation draw:name="f5" draw:formula="logwidth"/><draw:equation draw:name="f6" draw:formula="logwidth/4"/><draw:equation draw:name="f7" draw:formula="logheight/4"/></draw:enhanced-geometry></draw:custom-shape><draw:custom-shape text:anchor-type="paragraph" draw:z-index="19" draw:name="Rectangle 10" draw:style-name="gr17" draw:text-style-name="P11" svg:width="1.16cm" svg:height="1.096cm" svg:x="5.435cm" svg:y="0.593cm"><text:p text:style-name="P4">否</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8"/>
      <text:p text:style-name="P8"><draw:custom-shape text:anchor-type="paragraph" draw:z-index="15" draw:name="AutoShape 51" draw:style-name="gr14" draw:text-style-name="P11" svg:width="1.043cm" svg:height="0.054cm" svg:x="5.459cm" svg:y="0.034cm"><text:p/><draw:enhanced-geometry draw:mirror-horizontal="false" draw:mirror-vertical="true" svg:viewBox="0 0 21600 21600" draw:type="mso-spt32" draw:enhanced-path="M 0 0 L 21600 21600 N"/></draw:custom-shape></text:p>
      <text:p text:style-name="P8"/>
      <text:p text:style-name="P8"><draw:custom-shape text:anchor-type="paragraph" draw:z-index="18" draw:name="Rectangle 10" draw:style-name="gr17" draw:text-style-name="P11" svg:width="1.16cm" svg:height="1.096cm" svg:x="8.467cm" svg:y="0.025cm"><text:p text:style-name="P4">是</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8" draw:name="直線單箭頭接點 21" draw:style-name="gr7" draw:text-style-name="P11" svg:width="0.003cm" svg:height="0.999cm" svg:x="8.498cm" svg:y="0.049cm"><text:p/><draw:enhanced-geometry draw:mirror-horizontal="false" draw:mirror-vertical="false" svg:viewBox="0 0 21600 21600" draw:type="mso-spt32" draw:enhanced-path="M 0 0 L 21600 21600 N"/></draw:custom-shape></text:p>
      <text:p text:style-name="P8"><draw:custom-shape text:anchor-type="paragraph" draw:z-index="2" draw:name="AutoShape 13" draw:style-name="gr3" draw:text-style-name="P10" svg:width="3.149cm" svg:height="1.747cm" svg:x="6.943cm" svg:y="0.4cm"><text:p text:style-name="P3"><text:span text:style-name="T3">租借會議室或演講廳</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draw:custom-shape text:anchor-type="paragraph" draw:z-index="7" draw:name="直線單箭頭接點 19" draw:style-name="gr6" draw:text-style-name="P11" svg:width="0.003cm" svg:height="1.001cm" svg:x="8.498cm" svg:y="0.302cm"><text:p/><draw:enhanced-geometry draw:mirror-horizontal="false" draw:mirror-vertical="false" svg:viewBox="0 0 21600 21600" draw:type="mso-spt32" draw:enhanced-path="M 0 0 L 21600 21600 N"/></draw:custom-shape></text:p>
      <text:p text:style-name="P8"/>
      <text:p text:style-name="P8"><draw:custom-shape text:anchor-type="paragraph" draw:z-index="4" draw:name="AutoShape 13" draw:style-name="gr5" draw:text-style-name="P10" svg:width="3.282cm" svg:height="1.853cm" svg:x="6.833cm" svg:y="0.083cm"><text:p text:style-name="P3"><text:span text:style-name="T3">撰寫新聞稿</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draw:custom-shape text:anchor-type="paragraph" draw:z-index="6" draw:name="直線單箭頭接點 18" draw:style-name="gr6" draw:text-style-name="P11" svg:width="0.003cm" svg:height="1.001cm" svg:x="8.498cm" svg:y="0.064cm"><text:p/><draw:enhanced-geometry draw:mirror-horizontal="false" draw:mirror-vertical="false" svg:viewBox="0 0 21600 21600" draw:type="mso-spt32" draw:enhanced-path="M 0 0 L 21600 21600 N"/></draw:custom-shape></text:p>
      <text:p text:style-name="P8"><draw:custom-shape text:anchor-type="paragraph" draw:z-index="1" draw:name="AutoShape 13" draw:style-name="gr2" draw:text-style-name="P10" svg:width="2.782cm" svg:height="1.8cm" svg:x="7.071cm" svg:y="0.564cm"><text:p text:style-name="P3"><text:span text:style-name="T3">公共事務室主任審核</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draw:custom-shape text:anchor-type="paragraph" draw:z-index="11" draw:name="直線單箭頭接點 14" draw:style-name="gr10" draw:text-style-name="P11" svg:width="0.003cm" svg:height="0.999cm" svg:x="8.5cm" svg:y="0.474cm"><text:p/><draw:enhanced-geometry draw:mirror-horizontal="false" draw:mirror-vertical="false" svg:viewBox="0 0 21600 21600" draw:type="mso-spt32" draw:enhanced-path="M 0 0 L 21600 21600 N"/></draw:custom-shape></text:p>
      <text:p text:style-name="P8"/>
      <text:p text:style-name="P8"><draw:custom-shape text:anchor-type="paragraph" draw:z-index="0" draw:name="AutoShape 13" draw:style-name="gr1" draw:text-style-name="P10" svg:width="3.437cm" svg:height="1.747cm" svg:x="7.049cm" svg:y="0.249cm"><text:p text:style-name="P3"><text:span text:style-name="T3">發布採訪通知邀 請媒體記者蒞臨 採訪</text:span></text:p><draw:enhanced-geometry draw:mirror-horizontal="false" draw:mirror-vertical="false" drawooo:sub-view-size="1 1" draw:text-areas="0 0 ?f3 ?f2" svg:viewBox="0 0 0 0" draw:type="ooxml-flowChartProcess" draw:enhanced-path="M 0 0 L 1 0 1 1 0 1 Z N"><draw:equation draw:name="f0" draw:formula="logwidth/2"/><draw:equation draw:name="f1" draw:formula="logheight/2"/><draw:equation draw:name="f2" draw:formula="logheight"/><draw:equation draw:name="f3" draw:formula="logwidth"/></draw:enhanced-geometry></draw:custom-shape></text:p>
      <text:p text:style-name="P8"/>
      <text:p text:style-name="P8"/>
      <text:p text:style-name="P8"><draw:custom-shape text:anchor-type="paragraph" draw:z-index="5" draw:name="直線單箭頭接點 17" draw:style-name="gr6" draw:text-style-name="P11" svg:width="0.003cm" svg:height="1.001cm" svg:x="8.498cm" svg:y="0.222cm"><text:p/><draw:enhanced-geometry draw:mirror-horizontal="false" draw:mirror-vertical="false" svg:viewBox="0 0 21600 21600" draw:type="mso-spt32" draw:enhanced-path="M 0 0 L 21600 21600 N"/></draw:custom-shape></text:p>
      <text:p text:style-name="P8"/>
      <text:p text:style-name="P8"><draw:custom-shape text:anchor-type="paragraph" draw:z-index="12" draw:name="Freeform 82" draw:style-name="gr11" draw:text-style-name="P12" svg:width="3.467cm" svg:height="1.562cm" svg:x="6.766cm" svg:y="0.035cm"><text:p text:style-name="P6"><text:span text:style-name="T2">資料歸檔存查</text:span></text:p><draw:enhanced-geometry draw:mirror-horizontal="false" draw:mirror-vertical="false" drawooo:sub-view-size="1440 472" draw:text-areas="0 0 ?f69 ?f70" svg:viewBox="0 0 0 0" draw:type="ooxml-non-primitive" draw:enhanced-path="M 231 0 L 158 12 95 45 44 96 11 161 -1 236 11 310 44 375 95 426 158 459 231 471 1208 471 1281 459 1345 426 1395 375 1428 310 1440 236 1428 161 1395 96 1345 45 1281 12 1208 0 231 0 Z N"><draw:equation draw:name="f0" draw:formula="231*logwidth/1440"/><draw:equation draw:name="f1" draw:formula="8*logheight/472"/><draw:equation draw:name="f2" draw:formula="158*logwidth/1440"/><draw:equation draw:name="f3" draw:formula="20*logheight/472"/><draw:equation draw:name="f4" draw:formula="95*logwidth/1440"/><draw:equation draw:name="f5" draw:formula="53*logheight/472"/><draw:equation draw:name="f6" draw:formula="44*logwidth/1440"/><draw:equation draw:name="f7" draw:formula="104*logheight/472"/><draw:equation draw:name="f8" draw:formula="11*logwidth/1440"/><draw:equation draw:name="f9" draw:formula="169*logheight/472"/><draw:equation draw:name="f10" draw:formula="-1*logwidth/1440"/><draw:equation draw:name="f11" draw:formula="244*logheight/472"/><draw:equation draw:name="f12" draw:formula="11*logwidth/1440"/><draw:equation draw:name="f13" draw:formula="318*logheight/472"/><draw:equation draw:name="f14" draw:formula="44*logwidth/1440"/><draw:equation draw:name="f15" draw:formula="383*logheight/472"/><draw:equation draw:name="f16" draw:formula="95*logwidth/1440"/><draw:equation draw:name="f17" draw:formula="434*logheight/472"/><draw:equation draw:name="f18" draw:formula="158*logwidth/1440"/><draw:equation draw:name="f19" draw:formula="467*logheight/472"/><draw:equation draw:name="f20" draw:formula="231*logwidth/1440"/><draw:equation draw:name="f21" draw:formula="479*logheight/472"/><draw:equation draw:name="f22" draw:formula="1208*logwidth/1440"/><draw:equation draw:name="f23" draw:formula="479*logheight/472"/><draw:equation draw:name="f24" draw:formula="1281*logwidth/1440"/><draw:equation draw:name="f25" draw:formula="467*logheight/472"/><draw:equation draw:name="f26" draw:formula="1345*logwidth/1440"/><draw:equation draw:name="f27" draw:formula="434*logheight/472"/><draw:equation draw:name="f28" draw:formula="1395*logwidth/1440"/><draw:equation draw:name="f29" draw:formula="383*logheight/472"/><draw:equation draw:name="f30" draw:formula="1428*logwidth/1440"/><draw:equation draw:name="f31" draw:formula="318*logheight/472"/><draw:equation draw:name="f32" draw:formula="1440*logwidth/1440"/><draw:equation draw:name="f33" draw:formula="244*logheight/472"/><draw:equation draw:name="f34" draw:formula="1428*logwidth/1440"/><draw:equation draw:name="f35" draw:formula="169*logheight/472"/><draw:equation draw:name="f36" draw:formula="1395*logwidth/1440"/><draw:equation draw:name="f37" draw:formula="104*logheight/472"/><draw:equation draw:name="f38" draw:formula="1345*logwidth/1440"/><draw:equation draw:name="f39" draw:formula="53*logheight/472"/><draw:equation draw:name="f40" draw:formula="1281*logwidth/1440"/><draw:equation draw:name="f41" draw:formula="20*logheight/472"/><draw:equation draw:name="f42" draw:formula="1208*logwidth/1440"/><draw:equation draw:name="f43" draw:formula="8*logheight/472"/><draw:equation draw:name="f44" draw:formula="231*logwidth/1440"/><draw:equation draw:name="f45" draw:formula="8*logheight/472"/><draw:equation draw:name="f46" draw:formula="0*60000/65536"/><draw:equation draw:name="f47" draw:formula="0*60000/65536"/><draw:equation draw:name="f48" draw:formula="0*60000/65536"/><draw:equation draw:name="f49" draw:formula="0*60000/65536"/><draw:equation draw:name="f50" draw:formula="0*60000/65536"/><draw:equation draw:name="f51" draw:formula="0*60000/65536"/><draw:equation draw:name="f52" draw:formula="0*60000/65536"/><draw:equation draw:name="f53" draw:formula="0*60000/65536"/><draw:equation draw:name="f54" draw:formula="0*60000/65536"/><draw:equation draw:name="f55" draw:formula="0*60000/65536"/><draw:equation draw:name="f56" draw:formula="0*60000/65536"/><draw:equation draw:name="f57" draw:formula="0*60000/65536"/><draw:equation draw:name="f58" draw:formula="0*60000/65536"/><draw:equation draw:name="f59" draw:formula="0*60000/65536"/><draw:equation draw:name="f60" draw:formula="0*60000/65536"/><draw:equation draw:name="f61" draw:formula="0*60000/65536"/><draw:equation draw:name="f62" draw:formula="0*60000/65536"/><draw:equation draw:name="f63" draw:formula="0*60000/65536"/><draw:equation draw:name="f64" draw:formula="0*60000/65536"/><draw:equation draw:name="f65" draw:formula="0*60000/65536"/><draw:equation draw:name="f66" draw:formula="0*60000/65536"/><draw:equation draw:name="f67" draw:formula="0*60000/65536"/><draw:equation draw:name="f68" draw:formula="0*60000/65536"/><draw:equation draw:name="f69" draw:formula="logwidth"/><draw:equation draw:name="f70" draw:formula="logheight"/></draw:enhanced-geometry></draw:custom-shape></text:p>
      <text:p text:style-name="P7"/>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Arial" svg:font-family="Arial" style:font-family-generic="roman" style:font-pitch="variable"/>
    <style:font-face style:name="Calibri" svg:font-family="Calibri" style:font-family-generic="roman" style:font-pitch="variable"/>
    <style:font-face style:name="新細明體" svg:font-family="新細明體" style:font-family-generic="roman" style:font-pitch="variable"/>
    <style:font-face style:name="標楷體" svg:font-family="標楷體"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Lucida Sans" svg:font-family="'Lucida Sans'" style:font-family-generic="system" style:font-pitch="variable"/>
    <style:font-face style:name="微軟正黑體" svg:font-family="微軟正黑體" style:font-family-generic="system" style:font-pitch="variable"/>
    <style:font-face style:name="新細明體1" svg:font-family="新細明體" style:font-family-generic="system" style:font-pitch="variable"/>
    <style:font-face style:name="標楷體1" svg:font-family="標楷體"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新細明體1" style:font-size-asian="12pt" style:language-asian="zh" style:country-asian="TW"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Calibri" fo:font-size="12pt" fo:language="en" fo:country="US" style:letter-kerning="true" style:font-name-asian="新細明體1" style:font-size-asian="12pt" style:language-asian="zh" style:country-asian="TW"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oot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新細明體" fo:font-family="新細明體" style:font-family-generic="roman" style:font-pitch="variable" style:letter-kerning="false" style:font-name-asian="新細明體1" style:font-family-asian="新細明體" style:font-family-generic-asian="system" style:font-pitch-asian="variable" style:font-name-complex="新細明體1" style:font-family-complex="新細明體" style:font-family-generic-complex="system" style:font-pitch-complex="variable" style:font-size-complex="12pt"/>
    </style:style>
    <style:style style:name="Header" style:family="paragraph" style:parent-style-name="Standard" style:default-outline-level=""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頁尾_20_字元" style:display-name="頁尾 字元" style:family="text" style:parent-style-name="Default_20_Paragraph_20_Font">
      <style:text-properties fo:font-size="10pt" style:font-size-asian="10pt" style:font-size-complex="10pt"/>
    </style:style>
    <style:style style:name="頁首_20_字元" style:display-name="頁首 字元" style:family="text" style:parent-style-name="Default_20_Paragraph_20_Font">
      <style:text-properties fo:font-size="10pt" style:font-size-asian="10pt"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333333" style:font-name="Arial" fo:font-size="10.5pt" fo:background-color="#ffffff" loext:char-shading-value="0" style:font-size-asian="10.5pt" style:font-name-complex="Arial1" style:font-size-complex="10.5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0" style:layout-grid-base-height="0.423cm" style:layout-grid-ruby-height="0.212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cm" style:dynamic-spacing="true"/>
      </style:header-style>
      <style:footer-style>
        <style:header-footer-properties fo:min-height="1cm" fo:margin-left="0cm" fo:margin-right="0cm" fo:margin-top="0.9cm" style:dynamic-spacing="true"/>
      </style:footer-style>
    </style:page-layout>
  </office:automatic-styles>
  <office:master-styles>
    <style:master-page style:name="Standard" style:page-layout-name="Mpm1">
      <style:header>
        <text:p text:style-name="Header"><text:span text:style-name="MT1">媒體宣傳新聞稿發布控制作業</text:span></text:p>
      </style:header>
      <style:footer>
        <text:p text:style-name="MP1"><text:page-number text:select-page="current">1</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w</meta:initial-creator>
    <dc:creator>cpw</dc:creator>
    <meta:editing-cycles>1</meta:editing-cycles>
    <meta:creation-date>2018-02-07T08:20:00</meta:creation-date>
    <dc:date>2018-02-07T08:21:00</dc:date>
    <meta:editing-duration>PT1M</meta:editing-duration>
    <meta:generator>LibreOffice/5.3.7.2$Windows_X86_64 LibreOffice_project/6b8ed514a9f8b44d37a1b96673cbbdd077e24059</meta:generator>
    <meta:document-statistic meta:table-count="0" meta:image-count="0" meta:object-count="0" meta:page-count="1" meta:paragraph-count="13" meta:word-count="96" meta:character-count="98" meta:non-whitespace-character-count="96"/>
    <meta:user-defined meta:name="AppVersion">15.0000</meta:user-defined>
    <meta:user-defined meta:name="Company">fjcupr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